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458in" fo:margin-left="0.0563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1146in"/>
    </style:style>
    <style:style style:name="Table1.D" style:family="table-column">
      <style:table-column-properties style:column-width="1.6715in"/>
    </style:style>
    <style:style style:name="Table1.E" style:family="table-column">
      <style:table-column-properties style:column-width="1.6826in"/>
    </style:style>
    <style:style style:name="Table1.1" style:family="table-row">
      <style:table-row-properties fo:keep-together="auto"/>
    </style:style>
    <style:style style:name="Table1.A1" style:family="table-cell" style:data-style-name="N100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 style:data-style-name="N100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 style:data-style-name="N10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 style:data-style-name="N10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1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1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4" style:family="table-cell" style:data-style-name="N100">
      <style:table-cell-properties fo:background-color="#eeeeee" fo:padding="0in" fo:border="0.75pt solid #666666" style:writing-mode="page">
        <style:background-image/>
      </style:table-cell-properties>
    </style:style>
    <style:style style:name="Table1.B14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E14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99248" officeooo:paragraph-rsid="00099248"/>
    </style:style>
    <style:style style:name="P2" style:family="paragraph" style:parent-style-name="Standard">
      <style:text-properties officeooo:rsid="00099248" officeooo:paragraph-rsid="00099aae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bf81" officeooo:paragraph-rsid="0005bf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bf81" officeooo:paragraph-rsid="000b5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83f0" officeooo:paragraph-rsid="000a8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83f0" officeooo:paragraph-rsid="000b5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83f0" officeooo:paragraph-rsid="000d4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5cbf" officeooo:paragraph-rsid="000b5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4ea1" officeooo:paragraph-rsid="000d4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4ea1" officeooo:paragraph-rsid="000ea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acbb" officeooo:paragraph-rsid="000ea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7519" officeooo:paragraph-rsid="000f75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0ad87" officeooo:paragraph-rsid="0010ad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4d11" officeooo:paragraph-rsid="00134d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text-properties officeooo:rsid="00184756" officeooo:paragraph-rsid="00184756"/>
    </style:style>
    <style:style style:name="P17" style:family="paragraph" style:parent-style-name="Standard">
      <style:text-properties officeooo:rsid="00099248" officeooo:paragraph-rsid="00099248"/>
    </style:style>
    <style:style style:name="T1" style:family="text">
      <style:text-properties officeooo:rsid="00099aae"/>
    </style:style>
    <style:style style:name="T2" style:family="text">
      <style:text-properties officeooo:rsid="000a83f0"/>
    </style:style>
    <style:style style:name="T3" style:family="text">
      <style:text-properties officeooo:rsid="000b5cbf"/>
    </style:style>
    <style:style style:name="T4" style:family="text">
      <style:text-properties officeooo:rsid="000d4ea1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f7519"/>
    </style:style>
    <style:style style:name="T8" style:family="text">
      <style:text-properties officeooo:rsid="0010ad87"/>
    </style:style>
    <style:style style:name="T9" style:family="text">
      <style:text-properties officeooo:rsid="00120969"/>
    </style:style>
    <style:style style:name="T10" style:family="text">
      <style:text-properties fo:color="#ce181e"/>
    </style:style>
    <style:style style:name="T11" style:family="text">
      <style:text-properties officeooo:rsid="001596bb"/>
    </style:style>
    <style:style style:name="T12" style:family="text">
      <style:text-properties officeooo:rsid="0019eaf7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verview of satellite imagery</text:p>
      <text:p text:style-name="P16">Last changed: 2018-0<text:span text:style-name="T12">8</text:span>-<text:span text:style-name="T12">01</text:span></text:p>
      <text:p text:style-name="Text_20_body"/>
      <table:table table:name="Table1" table:style-name="Table1" table:template-name="Simple Grid Rows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 table:style-name="Table1.1">
          <table:table-cell table:style-name="Table1.A1" office:value-type="float" office:value="0">
            <text:p text:style-name="P4">satellite</text:p>
          </table:table-cell>
          <table:table-cell table:style-name="Table1.B1" office:value-type="float" office:value="0">
            <text:p text:style-name="P4">image source</text:p>
          </table:table-cell>
          <table:table-cell table:style-name="Table1.B1" office:value-type="float" office:value="0">
            <text:p text:style-name="P4">1/resolution (m/pixel)</text:p>
          </table:table-cell>
          <table:table-cell table:style-name="Table1.B1" office:value-type="float" office:value="0">
            <text:p text:style-name="P6">product</text:p>
          </table:table-cell>
          <table:table-cell table:style-name="Table1.A1" office:value-type="float" office:value="0">
            <text:p text:style-name="P4">remarks</text:p>
          </table:table-cell>
        </table:table-row>
        <table:table-row table:style-name="Table1.1">
          <table:table-cell table:style-name="Table1.A2" office:value-type="float" office:value="0">
            <text:p text:style-name="P4">Skysat</text:p>
            <text:p text:style-name="P11">(all <text:span text:style-name="T3">WGS84, UTM)</text:span></text:p>
          </table:table-cell>
          <table:table-cell table:style-name="Table1.B2" office:value-type="string">
            <text:p text:style-name="P4">Planet.com</text:p>
            <text:p text:style-name="P15">(<text:span text:style-name="T10">not accessible for 14 day trials!)</text:span></text:p>
          </table:table-cell>
          <table:table-cell table:style-name="Table1.C2" office:value-type="string">
            <text:p text:style-name="P4">0<text:span text:style-name="T11">.8-1</text:span></text:p>
          </table:table-cell>
          <table:table-cell table:style-name="Table1.D2" office:value-type="string">
            <text:p text:style-name="P12">Visual Ortho Scene (RGB)</text:p>
          </table:table-cell>
          <table:table-cell table:style-name="Table1.E2">
            <text:p text:style-name="P4"/>
          </table:table-cell>
        </table:table-row>
        <table:table-row table:style-name="Table1.1">
          <table:table-cell table:style-name="Table1.A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D3" office:value-type="string">
            <text:p text:style-name="P12">Pansharpened Multispectral Ortho Scene (RGBN)</text:p>
          </table:table-cell>
          <table:table-cell table:style-name="Table1.E3" office:value-type="string">
            <text:p text:style-name="P12">near infrared may be useful</text:p>
          </table:table-cell>
        </table:table-row>
        <table:table-row table:style-name="Table1.1">
          <table:table-cell table:style-name="Table1.A2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5"/>
          </table:table-cell>
          <table:table-cell table:style-name="Table1.D4" office:value-type="string">
            <text:p text:style-name="P12"><text:s/>Analytic DN Ortho Scene</text:p>
          </table:table-cell>
          <table:table-cell table:style-name="Table1.E4" office:value-type="string">
            <text:p text:style-name="P13">orthorectified, but uncalibrated digital number imagery product.</text:p>
          </table:table-cell>
        </table:table-row>
        <table:table-row table:style-name="Table1.1">
          <table:table-cell table:style-name="Table1.A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5"/>
          </table:table-cell>
          <table:table-cell table:style-name="Table1.D5" office:value-type="string">
            <text:p text:style-name="P12">Panchromatic DN Ortho Scene</text:p>
          </table:table-cell>
          <table:table-cell table:style-name="Table1.E5" office:value-type="string">
            <text:p text:style-name="P13">orthorectified, but uncalibrated digital number imagery product; <text:s/>... has a finer GSD than the Analytic Product</text:p>
          </table:table-cell>
        </table:table-row>
        <table:table-row table:style-name="Table1.1">
          <table:table-cell table:style-name="Table1.A2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5"/>
          </table:table-cell>
          <table:table-cell table:style-name="Table1.D6" office:value-type="string">
            <text:p text:style-name="P12">Analytic Ortho Scene<text:span text:style-name="T7"> (RGBN)</text:span></text:p>
          </table:table-cell>
          <table:table-cell table:style-name="Table1.E6" office:value-type="string">
            <text:p text:style-name="P13"><text:span text:style-name="T6">calibrated</text:span> multispectral imagery products that have been <text:span text:style-name="T6">processed to allow analysts to</text:span></text:p>
            <text:p text:style-name="P13"><text:span text:style-name="T6">derive information products for data science and analytics</text:span>.</text:p>
          </table:table-cell>
        </table:table-row>
        <table:table-row table:style-name="Table1.1">
          <table:table-cell table:style-name="Table1.A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5"/>
          </table:table-cell>
          <table:table-cell table:style-name="Table1.D7" office:value-type="string">
            <text:p text:style-name="P13">Ortho Collect</text:p>
          </table:table-cell>
          <table:table-cell table:style-name="Table1.E7" office:value-type="string">
            <text:p text:style-name="P13">Ortho scenes stitched together; may contain stitching artifacts</text:p>
          </table:table-cell>
        </table:table-row>
        <table:table-row table:style-name="Table1.1">
          <table:table-cell table:style-name="Table1.A2" office:value-type="float" office:value="0">
            <text:p text:style-name="P4">Planetscope</text:p>
            <text:p text:style-name="P10">(all <text:span text:style-name="T3">WGS84, UTM) </text:span></text:p>
          </table:table-cell>
          <table:table-cell table:style-name="Table1.B8" office:value-type="string">
            <text:p text:style-name="P4">Planet.com</text:p>
          </table:table-cell>
          <table:table-cell table:style-name="Table1.C8" office:value-type="string">
            <text:p text:style-name="P5">3<text:span text:style-name="T3"> (</text:span>lik<text:span text:style-name="T2">e</text:span>ly too coarse<text:span text:style-name="T3">)</text:span></text:p>
          </table:table-cell>
          <table:table-cell table:style-name="Table1.D8" office:value-type="string">
            <text:p text:style-name="P7"><text:span text:style-name="T3">Visual </text:span>Ortho Scene<text:span text:style-name="T4"> (Level 3B)</text:span></text:p>
          </table:table-cell>
          <table:table-cell table:style-name="Table1.E8" office:value-type="string">
            <text:p text:style-name="P9">several corrections to image<text:span text:style-name="T4"> </text:span>(sun angle, etc)<text:span text:style-name="T4"> to make it visually appealing</text:span></text:p>
          </table:table-cell>
        </table:table-row>
        <table:table-row table:style-name="Table1.1">
          <table:table-cell table:style-name="Table1.A3">
            <text:p text:style-name="P4"/>
          </table:table-cell>
          <table:table-cell table:style-name="Table1.B3">
            <text:p text:style-name="P3"/>
          </table:table-cell>
          <table:table-cell table:style-name="Table1.B3">
            <text:p text:style-name="P3"/>
          </table:table-cell>
          <table:table-cell table:style-name="Table1.D9" office:value-type="string">
            <text:p text:style-name="P7"><text:span text:style-name="T4">Analytic</text:span> Ortho Scene<text:span text:style-name="T8">, RGB and RGBN </text:span><text:s/><text:span text:style-name="T4">(Level 3B)</text:span></text:p>
          </table:table-cell>
          <table:table-cell table:style-name="Table1.E9" office:value-type="string">
            <text:p text:style-name="P10">several corrections intended for analysis; <text:span text:style-name="T5">that's the one to use</text:span></text:p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4">
            <text:p text:style-name="P3"/>
          </table:table-cell>
          <table:table-cell table:style-name="Table1.B4">
            <text:p text:style-name="P3"/>
          </table:table-cell>
          <table:table-cell table:style-name="Table1.D10" office:value-type="string">
            <text:p text:style-name="P7"><text:span text:style-name="T4">Visual </text:span>Ortho Tile <text:span text:style-name="T4">(Level 3A)</text:span></text:p>
          </table:table-cell>
          <table:table-cell table:style-name="Table1.E10" office:value-type="string">
            <text:p text:style-name="P10">visual Ortho Scenes stitched together</text:p>
          </table:table-cell>
        </table:table-row>
        <table:table-row table:style-name="Table1.1">
          <table:table-cell table:style-name="Table1.A3">
            <text:p text:style-name="P3"/>
          </table:table-cell>
          <table:table-cell table:style-name="Table1.B3">
            <text:p text:style-name="P3"/>
          </table:table-cell>
          <table:table-cell table:style-name="Table1.B3">
            <text:p text:style-name="P3"/>
          </table:table-cell>
          <table:table-cell table:style-name="Table1.D11" office:value-type="string">
            <text:p text:style-name="P8"><text:span text:style-name="T4">Analytic </text:span>Ortho Tile<text:span text:style-name="T8">, RGBN (Level 3A)</text:span></text:p>
          </table:table-cell>
          <table:table-cell table:style-name="Table1.E11" office:value-type="string">
            <text:p text:style-name="P10">analytic Ortho Scenes stitched together)</text:p>
          </table:table-cell>
        </table:table-row>
        <table:table-row table:style-name="Table1.1">
          <table:table-cell table:style-name="Table1.A2" office:value-type="float" office:value="0">
            <text:p text:style-name="P4">Rapideye</text:p>
          </table:table-cell>
          <table:table-cell table:style-name="Table1.B12" office:value-type="string">
            <text:p text:style-name="P4">Planet.com</text:p>
          </table:table-cell>
          <table:table-cell table:style-name="Table1.C12" office:value-type="string">
            <text:p text:style-name="P5">5<text:span text:style-name="T3"> (</text:span>very likely too coarse<text:span text:style-name="T3">)</text:span></text:p>
          </table:table-cell>
          <table:table-cell table:style-name="Table1.D12" office:value-type="string">
            <text:p text:style-name="P12">- not further investigated- </text:p>
          </table:table-cell>
          <table:table-cell table:style-name="Table1.E2">
            <text:p text:style-name="P4"/>
          </table:table-cell>
        </table:table-row>
        <table:table-row table:style-name="Table1.1">
          <table:table-cell table:style-name="Table1.A3" office:value-type="float" office:value="0">
            <text:p text:style-name="P5">Landsat 8</text:p>
          </table:table-cell>
          <table:table-cell table:style-name="Table1.B3">
            <text:p text:style-name="P3"/>
          </table:table-cell>
          <table:table-cell table:style-name="Table1.C13" office:value-type="string">
            <text:p text:style-name="P14">15-30 (uselesss)</text:p>
          </table:table-cell>
          <table:table-cell table:style-name="Table1.B3">
            <text:p text:style-name="P3"/>
          </table:table-cell>
          <table:table-cell table:style-name="Table1.E13">
            <text:p text:style-name="P3"/>
          </table:table-cell>
        </table:table-row>
        <table:table-row table:style-name="Table1.1">
          <table:table-cell table:style-name="Table1.A14">
            <text:p text:style-name="P3"/>
          </table:table-cell>
          <table:table-cell table:style-name="Table1.B14">
            <text:p text:style-name="P3"/>
          </table:table-cell>
          <table:table-cell table:style-name="Table1.B14">
            <text:p text:style-name="P3"/>
          </table:table-cell>
          <table:table-cell table:style-name="Table1.B14">
            <text:p text:style-name="P3"/>
          </table:table-cell>
          <table:table-cell table:style-name="Table1.E14">
            <text:p text:style-name="P3"/>
          </table:table-cell>
        </table:table-row>
      </table:table>
      <text:p text:style-name="Standard"><text:soft-page-break/></text:p>
      <text:h text:style-name="Heading_20_2" text:outline-level="2">Excerpts of Planet.com's manual:</text:h>
      <text:p text:style-name="P2"/>
      <text:p text:style-name="P2">Orthorectification</text:p>
      <text:p text:style-name="P2"><text:span text:style-name="T1">T</text:span>he process of removing and correcting image distortions introduced by satellite collection geometry, pointing error, and terrain variability</text:p>
      <text:p text:style-name="P1"/>
      <text:p text:style-name="P1">Ortho Tile</text:p>
      <text:p text:style-name="P1">Ortho Tiles are Planet’s core product lines of high-resolution satellite images. Ortho tiles are available in two<text:span text:style-name="T1"> </text:span>different product formats: Visual and Analytic, each offered in GeoTIFF format.</text:p>
      <text:p text:style-name="P1"/>
      <text:p text:style-name="P1">Planet offers three product lines for PlanetScope imagery: a Basic Scene product, an Ortho Scene product, and<text:span text:style-name="T2"> </text:span>an Ortho Tile product. The Basic Scene product is a scaled Top of Atmosphere Radiance (at sensor) and<text:span text:style-name="T2"> </text:span>sensor-corrected product. The Basic Scene product is designed for users with advanced image processing and<text:span text:style-name="T2"> </text:span>geometric correction capabilities. The product is not orthorectified or corrected for terrain distortions. Ortho<text:span text:style-name="T2"> </text:span>Scenes represent the single-frame image captures as acquired by a PlanetScope satellite with additional post<text:span text:style-name="T2"> </text:span>processing applied. Ortho Tiles are multiple orthorectified scenes in a single strip that have been merged and<text:span text:style-name="T2"> </text:span>then divided according to a defined grid.</text:p>
      <text:p text:style-name="P1"/>
      <text:p text:style-name="P1">SkySat imagery is captured similar to PlanetScope in a continuous strip of single frame images known as<text:span text:style-name="T2"> </text:span>“scenes”, which are all acquired in the blue, green, red, nir-infrared, and panchromatic bands. SkySat data is<text:span text:style-name="T2"> </text:span>available in four product lines: the Basic Scene, Ortho Scene, Basemap, and SkySat Collect products.</text:p>
      <text:p text:style-name="P1"/>
      <text:p text:style-name="P1">The name of each downloaded image product is composed of the following elements:</text:p>
      <text:p text:style-name="P1">&lt;acquisition date&gt;_&lt;acquisition time&gt;_&lt;satellite_id&gt;_&lt;productLevel&gt;&lt;bandProduct&gt;.&lt;extension&gt;</text:p>
      <text:p text:style-name="P1"/>
      <text:p text:style-name="P1">The Ortho Scene product GeoTIFFs are resampled at 3 m, and projected in the UTM projection using the<text:span text:style-name="T9"> </text:span>WGS84 datum. An alpha mask is provided as a binary color channel. The alpha mask can be used to remove or<text:span text:style-name="T9"> </text:span>hide low-image-quality pixels near the periphery of a given scen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9:55:23.267196638</meta:creation-date>
    <dc:date>2018-08-01T17:29:43.934279385</dc:date>
    <meta:editing-duration>PT16H28M27S</meta:editing-duration>
    <meta:editing-cycles>8</meta:editing-cycles>
    <meta:generator>LibreOffice/6.0.3.2$Linux_X86_64 LibreOffice_project/00m0$Build-2</meta:generator>
    <meta:document-statistic meta:table-count="1" meta:image-count="0" meta:object-count="0" meta:page-count="2" meta:paragraph-count="52" meta:word-count="455" meta:character-count="3111" meta:non-whitespace-character-count="2703"/>
  </office:meta>
</office:document-meta>
</file>